
<file path=META-INF/manifest.xml><?xml version="1.0" encoding="utf-8"?>
<manifest:manifest xmlns:manifest="urn:oasis:names:tc:opendocument:xmlns:manifest:1.0">
  <manifest:file-entry manifest:media-type="application/vnd.oasis.opendocument.text-template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"/>
    <style:font-face style:name="Consolas" svg:font-family="Consolas" style:font-adornments="Обычный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Preformatted_20_Text">
      <style:text-properties fo:language="en" fo:country="US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Text_20_body" style:list-style-name="L1">
      <style:text-properties fo:language="ru" fo:country="RU"/>
    </style:style>
    <style:style style:name="P7" style:family="paragraph" style:parent-style-name="Text_20_body" style:list-style-name="L4">
      <style:text-properties fo:language="ru" fo:country="RU"/>
    </style:style>
    <style:style style:name="P8" style:family="paragraph" style:parent-style-name="Text_20_body" style:list-style-name="L1">
      <style:text-properties fo:language="en" fo:country="US"/>
    </style:style>
    <style:style style:name="P9" style:family="paragraph" style:parent-style-name="Text_20_body" style:list-style-name="L3">
      <style:text-properties fo:language="en" fo:country="US"/>
    </style:style>
    <style:style style:name="P10" style:family="paragraph" style:parent-style-name="Text_20_body" style:list-style-name="L5">
      <style:text-properties fo:language="en" fo:country="US"/>
    </style:style>
    <style:style style:name="P11" style:family="paragraph" style:parent-style-name="Text_20_body" style:list-style-name="L6">
      <style:text-properties fo:language="en" fo:country="US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language="ru" fo:country="RU"/>
    </style:style>
    <style:style style:name="T6" style:family="text">
      <style:text-properties fo:color="#ff0000" fo:language="en" fo:country="US"/>
    </style:style>
    <style:style style:name="T7" style:family="text">
      <style:text-properties fo:color="#00ae00"/>
    </style:style>
    <style:style style:name="T8" style:family="text">
      <style:text-properties fo:color="#00ae00" fo:language="ru" fo:country="RU"/>
    </style:style>
    <style:style style:name="T9" style:family="text">
      <style:text-properties fo:color="#00ae00"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ngineBundle</text:h>
      <text:p text:style-name="P1"/>
      <text:h text:style-name="P5" text:outline-level="1">Theme</text:h>
      <text:p text:style-name="P1">Пути поиска шаблонов:</text:p>
      <text:list xml:id="list43491333" text:style-name="L1">
        <text:list-item>
          <text:p text:style-name="P6">/<text:span text:style-name="T1">web/theme/views/</text:span></text:p>
        </text:list-item>
        <text:list-item>
          <text:p text:style-name="P8">/app/Resources/</text:p>
        </text:list-item>
        <text:list-item>
          <text:p text:style-name="P8">/path/to/bundle_or_module/views/</text:p>
        </text:list-item>
      </text:list>
      <text:h text:style-name="P5" text:outline-level="1">Environment</text:h>
      <text:p text:style-name="P2"/>
      <text:h text:style-name="P5" text:outline-level="1">NodeMapper</text:h>
      <text:p text:style-name="P1">Конструктор </text:p>
      <text:h text:style-name="P5" text:outline-level="1">Security</text:h>
      <text:p text:style-name="P1">Система безопасности.</text:p>
      <text:p text:style-name="P1">По умолчанинию права на все действия запрещены.</text:p>
      <text:p text:style-name="P1">Но в движке можно переопределить значение по умолчанию </text:p>
      <text:p text:style-name="Preformatted_20_Text">$this-&gt;Security-&gt;isGranted('folder', 'read');</text:p>
      <text:p text:style-name="Preformatted_20_Text">$this-&gt;get('engine.security')-&gt;isGranted('ROLE_USER');</text:p>
      <text:p text:style-name="Preformatted_20_Text">$this-&gt;get('engine.permissions')-&gt;isGranted('ROLE_USER');</text:p>
      <text:p text:style-name="P1"/>
      <text:p text:style-name="P1">У симфони есть собственная система прав доступа, она же может предоставлять структуру иерархии ролей. Секьюрити движка должна только расширять базовую функциональность приложения.</text:p>
      <text:p text:style-name="P1">В частности: </text:p>
      <text:p text:style-name="P1">выдаёт список всех ролей, которые доступны текущему юзеру<text:span text:style-name="T1">:</text:span></text:p>
      <text:p text:style-name="Preformatted_20_Text">$this-&gt;get('security.context')-&gt;getToken()-&gt;getRoles();</text:p>
      <text:p text:style-name="Text_20_body">выдаёт иерархию ролей в системе.</text:p>
      <text:p text:style-name="Preformatted_20_Text">$this-&gt;get('service_container')-&gt;getParameter('security.role_hierarchy.roles');</text:p>
      <text:p text:style-name="P1"/>
      <text:p text:style-name="P1">Применение:</text:p>
      <text:p text:style-name="Preformatted_20_Text">$this-&gt;<text:span text:style-name="T1">Permission</text:span>-<text:span text:style-name="T1">&gt;isGranted($action, $permissions);</text:span></text:p>
      <text:p text:style-name="Preformatted_20_Text">$this-&gt;<text:span text:style-name="T1">Permission</text:span>-<text:span text:style-name="T1">&gt;isGranted('</text:span><text:span text:style-name="T8">engine</text:span><text:span text:style-name="T2">:</text:span><text:span text:style-name="T5">folder.read</text:span><text:span text:style-name="T1">', $permissions);</text:span></text:p>
      <text:p text:style-name="Preformatted_20_Text"><text:span text:style-name="T1">$this-&gt;Permission-&gt;isGranted('</text:span><text:span text:style-name="T9">module.smartcore.texter</text:span><text:span text:style-name="T1">:</text:span><text:span text:style-name="T6">edit</text:span><text:span text:style-name="T1">', $permissions);</text:span></text:p>
      <text:p text:style-name="P3"/>
      <text:p text:style-name="P1">где <text:span text:style-name="T1">$permissions </text:span>это массив вида:</text:p>
      <text:p text:style-name="Preformatted_20_Text">0|read:0,write:0,view:0;5|read:1,write:1,view:0;</text:p>
      <text:p text:style-name="P3"/>
      <text:p text:style-name="P3">ROLE_GUEST:</text:p>
      <text:p text:style-name="P3"><text:tab/><text:span text:style-name="T8">module.smartcore.</text:span><text:span text:style-name="T7">news</text:span>:<text:span text:style-name="T4">create</text:span>: false</text:p>
      <text:p text:style-name="P3"><text:tab/><text:span text:style-name="T7">engine</text:span>:<text:span text:style-name="T4">folder.read</text:span>: false</text:p>
      <text:p text:style-name="P3"><text:tab/></text:p>
      <text:h text:style-name="Heading_20_2" text:outline-level="2"><text:soft-page-break/>Логика</text:h>
      <text:p text:style-name="Text_20_body">В принципе во многом будет похоже на Друпал <text:a xlink:type="simple" xlink:href="http://cms_drupal/#overlay=admin/people/permissions">http://cms_drupal/#overlay=admin/people/permissions</text:a> </text:p>
      <text:list xml:id="list43479052" text:style-name="L2">
        <text:list-item>
          <text:p text:style-name="P12">В системе будет полный список прав, разгруппированый (<text:span text:style-name="T3">engine_permissions_groups</text:span>) по модулям. Каждый модуль при инсталляции будет прописывать в таблицу прав (<text:span text:style-name="T3">engine_permissions</text:span>) свои данные, а также значения доступа по умолчанию.</text:p>
        </text:list-item>
      </text:list>
      <text:h text:style-name="Heading_20_2" text:outline-level="2">Действия</text:h>
      <text:p text:style-name="P2">engine <text:span text:style-name="T2">- движок</text:span></text:p>
      <text:list xml:id="list43472936" text:style-name="L3">
        <text:list-item>
          <text:p text:style-name="P13"><text:span text:style-name="T1">admin.user.register —</text:span><text:span text:style-name="T2"> Регистрация новых пользователей.</text:span></text:p>
        </text:list-item>
        <text:list-item>
          <text:p text:style-name="P13"><text:span text:style-name="T1">admin.user.manager —</text:span><text:span text:style-name="T2"> Управление пользователями.</text:span></text:p>
        </text:list-item>
        <text:list-item>
          <text:p text:style-name="P9">admin.module.install</text:p>
        </text:list-item>
        <text:list-item>
          <text:p text:style-name="P9">folder.read —<text:span text:style-name="T2"> право читать папку.</text:span></text:p>
        </text:list-item>
        <text:list-item>
          <text:p text:style-name="P9">folder.write — право создавать папки в текущей папке, а также редактировать текущую.</text:p>
        </text:list-item>
        <text:list-item>
          <text:p text:style-name="P9">folder.view</text:p>
        </text:list-item>
        <text:list-item>
          <text:p text:style-name="P9">node.read</text:p>
        </text:list-item>
        <text:list-item>
          <text:p text:style-name="P9">node.write</text:p>
        </text:list-item>
      </text:list>
      <text:p text:style-name="P1">module.smartcore.texter</text:p>
      <text:list xml:id="list43485854" text:style-name="L4">
        <text:list-item>
          <text:p text:style-name="P7">write</text:p>
        </text:list-item>
      </text:list>
      <text:p text:style-name="P1">module.smartcore.<text:span text:style-name="T1">comments</text:span></text:p>
      <text:p text:style-name="P1">module.smartcore.<text:span text:style-name="T1">news</text:span></text:p>
      <text:list xml:id="list43489623" text:style-name="L5">
        <text:list-item>
          <text:p text:style-name="P10">create</text:p>
        </text:list-item>
        <text:list-item>
          <text:p text:style-name="P10">update.self</text:p>
        </text:list-item>
        <text:list-item>
          <text:p text:style-name="P10">delete.self</text:p>
        </text:list-item>
      </text:list>
      <text:h text:style-name="P5" text:outline-level="1">Site</text:h>
      <text:p text:style-name="P1">Экземпляр сайта.</text:p>
      <text:h text:style-name="Heading_20_1" text:outline-level="1">Сервисы</text:h>
      <text:list xml:id="list43485067" text:style-name="L6">
        <text:list-item>
          <text:p text:style-name="P11">engine.breadcrumbs</text:p>
        </text:list-item>
        <text:list-item>
          <text:p text:style-name="P11">engine.env (alias for engine.environment)</text:p>
        </text:list-item>
        <text:list-item>
          <text:p text:style-name="P11">engine.html</text:p>
        </text:list-item>
        <text:list-item>
          <text:p text:style-name="P11">engine.site</text:p>
        </text:list-item>
        <text:list-item>
          <text:p text:style-name="P11">engine.settings</text:p>
        </text:list-item>
      </text:list>
      <text:h text:style-name="Heading_20_1" text:outline-level="1">Модули</text:h>
      <text:p text:style-name="Text_20_body">Модули являются функциональными единицами. Они похожи на бандлы в Symfony2, но на момент запуска ядра фреймворка, ничего не известно о тех модулях которые будут использоваться в системе и как следствие модули можно динамически добавлять в систему. Конфигурирование очень простое: при инициализации модуля в конструктор передаётся массив с параметрами и всё.<text:line-break/><text:line-break/>Ядро системы, по мере обработки запроса, создаёт список нод, в которых описаны параметры с которыми должны запуститься модули. Затем по этому списку ядро поочереди выполняет все модули, а результат складывает в единый массив, притом модули не возвращают фрагменты HTML кода, а <text:soft-page-break/>только данные для построения этих фрагментов, а сам рендеринг выполняется только когда дело доходит до вывода ответа клиенту.</text:p>
      <text:p text:style-name="Text_20_body"/>
      <text:p text:style-name="Text_20_body">Ниже перечислены варианты использования модулей:</text:p>
      <text:h text:style-name="Heading_20_2" text:outline-level="2">Запуск как Бандл</text:h>
      <text:p text:style-name="Text_20_body">Т.к. модуль расценивается как бандл, то и обращаться к нему можно как к бандлу. Например:</text:p>
      <text:p text:style-name="Text_20_body"><text:span text:style-name="T1">$Response = </text:span>$this-&gt;forward('SmartCoreTexterModule:<text:span text:style-name="T1">Texter</text:span>:<text:span text:style-name="T1">run</text:span>', array('text' =&gt; '<text:span text:style-name="T1">Hello World!</text:span>'));</text:p>
      <text:p text:style-name="Text_20_body">И из шаблонов:</text:p>
      <text:p text:style-name="Text_20_body">{% render 'SmartCoreTexterModule:<text:span text:style-name="T1">Texter</text:span>:<text:span text:style-name="T1">run</text:span>' with {'text': <text:span text:style-name="T1">'Call from template'}</text:span> %}</text:p>
      <text:h text:style-name="Heading_20_2" text:outline-level="2"><text:span text:style-name="T2">З</text:span>апуск как <text:span text:style-name="T1">Node</text:span></text:h>
      <text:p text:style-name="P1">У каждого котроллера, есть параметры (свойства класса) и их можно изменить, указав в параметрах ноды. Перед запуском контроллера, сначала будут установлены параметры, которые указаны в ноде. </text:p>
      <text:p text:style-name="P1">Примеры использований:</text:p>
      <text:p text:style-name="P1">// Вызов конкретнного контроллера и экшена, но с инициализированными данными ноды.</text:p>
      <text:p text:style-name="P1"><text:span text:style-name="T1">$Response = </text:span>$this-&gt;forward('123:Controller:<text:span text:style-name="T1">action</text:span>'); </text:p>
      <text:p text:style-name="P1">// Вызов конкретнного контроллера и экшена указанными в ноде по умолчанию.</text:p>
      <text:p text:style-name="P1"><text:span text:style-name="T1">$Response = </text:span>$this-&gt;forward('123::');</text:p>
      <text:p text:style-name="P1"><text:span text:style-name="T1">$Response = </text:span>$this-&gt;forward('<text:span text:style-name="T1">Node(</text:span>123<text:span text:style-name="T1">)</text:span>');</text:p>
      <text:h text:style-name="Heading_20_2" text:outline-level="2">Роутинг</text:h>
      <text:p text:style-name="Text_20_body">Каждый модуль может обладать собственным роутингом.</text:p>
      <text:h text:style-name="Heading_20_2" text:outline-level="2">Администирование</text:h>
      <text:p text:style-name="P2"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Verdana" svg:font-family="Verdana"/>
    <style:font-face style:name="Consolas" svg:font-family="Consolas" style:font-adornments="Обычный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9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Verdana" fo:font-size="12pt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padding="0cm" fo:border-left="none" fo:border-right="none" fo:border-top="none" fo:border-bottom="0.002cm solid #000000" style:shadow="none"/>
      <style:text-properties fo:color="#000080"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nsolas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7T17:52:38.41</meta:creation-date>
    <dc:title>digi</dc:title>
    <meta:editing-duration>P2DT7H53M18S</meta:editing-duration>
    <meta:editing-cycles>286</meta:editing-cycles>
    <meta:generator>LibreOffice/3.3$Win32 LibreOffice_project/330m19$Build-401</meta:generator>
    <dc:date>2012-07-02T06:34:23.80</dc:date>
    <dc:creator>Артем Рыжков</dc:creator>
    <meta:document-statistic meta:table-count="0" meta:image-count="0" meta:object-count="0" meta:page-count="3" meta:paragraph-count="80" meta:word-count="425" meta:character-count="3785"/>
    <meta:template xlink:type="simple" xlink:actuate="onRequest" xlink:title="digi" xlink:href="../../../../LibreOffice/3/user/template/digi.ott" meta:date="2011-12-07T17:52:38.41"/>
  </office:meta>
</office:document-meta>
</file>